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6000002914B6CBCAB84943773.png" manifest:media-type="image/png"/>
  <manifest:file-entry manifest:full-path="Pictures/1000000000000414000002718529F179DF906F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185cm" svg:y="-0.093cm" svg:width="17cm" svg:height="12.106cm" draw:z-index="0"><draw:image xlink:href="Pictures/1000000000000414000002718529F179DF906FAE.png" xlink:type="simple" xlink:show="embed" xlink:actuate="onLoad" draw:mime-type="image/png"/></draw:frame></text:p>
      <text:p text:style-name="P1"><draw:frame draw:style-name="fr1" draw:name="Image2" text:anchor-type="char" svg:x="0.079cm" svg:y="1.124cm" svg:width="17cm" svg:height="16.512cm" draw:z-index="1"><draw:image xlink:href="Pictures/1000000000000456000002914B6CBCAB84943773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7:43:58.653361941</meta:creation-date>
    <dc:date>2024-11-27T17:47:04.284309563</dc:date>
    <meta:editing-duration>PT3M5S</meta:editing-duration>
    <meta:editing-cycles>1</meta:editing-cycles>
    <meta:document-statistic meta:table-count="0" meta:image-count="2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